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center"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margin-left="1.005cm" fo:margin-right="0cm" fo:text-align="start" style:justify-single-word="false" fo:text-indent="-0.476cm" style:auto-text-indent="false">
        <style:tab-stops/>
      </style:paragraph-properties>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margin-left="1.005cm" fo:margin-right="0cm" fo:text-align="start" style:justify-single-word="false" fo:text-indent="-0.476cm" style:auto-text-indent="false">
        <style:tab-stops/>
      </style:paragraph-properties>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position="super 58%"/>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ntributions and Statement</text:p>
      <text:p text:style-name="P5">Maxwell Sayles</text:p>
      <text:p text:style-name="P3"/>
      <text:p text:style-name="P2"><text:span text:style-name="T1">Refereed Contributations</text:span><text:span text:style-name="T7">:</text:span></text:p>
      <text:p text:style-name="P6">Boyd, J., Hushlak, G., Jacob, C., <text:span text:style-name="T1">Sayles, M.</text:span>, and Nuttyen, P. <text:s/>(2007) <text:span text:style-name="T3">SwarmArt: Interactive Art from Swarm Intelligence.</text:span> Leonardo. June 2007, Volume 40, Number 3: 248-254 (while in industry).</text:p>
      <text:p text:style-name="P6">Boyd, J., Hushlak, G., Jacob, C., <text:span text:style-name="T1">Sayles, M.</text:span>, and Nuttyen, P. (2004) <text:span text:style-name="T3">SwarmArt: Interactive Art from Swarm Intelligence.</text:span> Proceedings of the 12<text:span text:style-name="T5">th</text:span> ACM International Conference on Multimedia, October 12-14, 2004, New York, NY, USA. ACM Press: 628-635 (during a B.A. in Phil.).</text:p>
      <text:p text:style-name="P6">Boyd, J., <text:span text:style-name="T1">Sayles, M.</text:span>, Olsen, L., and Tarjan, P. (2004) <text:span text:style-name="T3">Internet broadcasting of hockey: a scale prototype.</text:span> SPIE Internet Imaging V, January 2004, Santa Jose, CA: 193-201 (during a B.A.).</text:p>
      <text:p text:style-name="P6">Boyd, J., <text:span text:style-name="T1">Sayles, M.</text:span>, Olsen, L., and Tarjan, P. (2004) <text:span text:style-name="T3">Content Description Servers for Networked Video Surveillance.</text:span> ITCC (1) 2004: 798-803 (during a B.A.).</text:p>
      <text:p text:style-name="P6">Boyd, J., Kendrick, N., Olsen, L., <text:span text:style-name="T1">Sayles, M.</text:span>, and Tarjan, P. (2003) <text:span text:style-name="T3">Camera Interaction through CaML Video Information Sensors.</text:span> IS 2003 - 13<text:span text:style-name="T5">th</text:span> Annual Canadian Conference on Intelligent Systems: 28 (during a B.A.).</text:p>
      <text:p text:style-name="P7">Sayles, M.<text:span text:style-name="T2">, Wu, X., and Boyd, J. (2003) </text:span><text:span text:style-name="T4">CaML: Camera markup language for network interaction.</text:span><text:span text:style-name="T2"> SPIE Internet Imaging IV, Volume 5018, January 2003, Santa Clara, CA: 248-256 (during a B.A.).</text:span></text:p>
      <text:p text:style-name="P7"><text:span text:style-name="T2">Boyd, J., and </text:span>Sayles, M.<text:span text:style-name="T2"> (2001) </text:span><text:span text:style-name="T4">Real-Time Video Phase-Locked Loops.</text:span><text:span text:style-name="T2"> ICCV 2001: 742 (during a B.A.).</text:span></text:p>
      <text:p text:style-name="P1"/>
      <text:p text:style-name="P4"><text:span text:style-name="T1">Research experience</text:span><text:span text:style-name="T7">: From 2001 through 2004, I worked as a research assistant for Dr. Jeffrey Boyd. <text:s/>This led to five full paper publications, two posters, three installations at computer vision conferences, and five art installations. <text:s/>The research covered three distinct projects: The first was a system for real-time gait recognition using video phase-locked loops. <text:s/>The second was a server I designed that implemented video processing in real-time (e.g. Lucas-Kanade optical flow) and distributed this information over a LAN using a markup known as CaML. <text:s/>The CaML server became the framework for several art installations known as SwarmArt – interactive art installations that combine elements of computer vision with swarm intelligence. <text:s/>During this time, I led other highly qualified personnel, improved my development skills, assisted with the installation of the CaML server in the Calgary Olympic oval and at two conferences, and assisted with the installation of the five swarm art exhibits.</text:span></text:p>
      <text:p text:style-name="P1"/>
      <text:p text:style-name="P1"><text:span text:style-name="T6">Relevant activities</text:span>: In 2000, I worked for the Southern Alberta Institute of Technology (SAIT) teaching <text:s/>web development. <text:s/>Since then, I have been a teaching assistant for four university courses: a second year course on machine language programming, and the required third year algorithms course three semesters in a row. <text:s/>This gives me the opportunity to guide students and to give something back to the Canadian education system. <text:s/>I have improved my skills in oral presentation and my understanding of computing science, and it is a way for me to help other students to do the same. <text:s/>In addition to this, I am presently the representative for the theory group to the Graduate Students Association. <text:s/>This position allows me to act as a voice on behalf of the graduate students within the theory group to the political body of computing science.</text:p>
      <text:p text:style-name="P1"><text:tab/>During my two years at Symantec, I gained additional leadership experience while I worked as project lead for a password auditing system. <text:s/>In addition to this, I have worked in teams on all of the CTC programming competitions, and in 1997 I organized an international conference on real-time computer graphics in Calgary, Alberta.</text:p>
      <text:p text:style-name="P1"><text:tab/>Lastly, I did a semester abroad in India where I took courses at the University of Pune on conversational Hindi, Indian Social Work, and Indian Ecology. <text:s/>This gave me the chance to experience a culture that is drastically different from my own, Canadian culture and to interact with many other students from abroad.</text:p>
      <text:p text:style-name="P1"><text:soft-page-break/><text:span text:style-name="T6">Special circumstances</text:span>: My undergraduate degree was a B.A. with distinction with a major in Philosophy, a minor in Religious Studies, and a second minor in Anthropology. <text:s/>During this time I worked as a research assistant for Dr. Jeffrey Boyd in computing sciences, and I worked as a teaching assistant for Dr. Bidulock also in computing sciences. <text:s/>Upon completion of my undergraduate degree I was awarded the Silver Medallion, the award for highest academic achievement in the department of Philosophy. <text:s/>This award is only offered to the top student in the department of Philosophy. <text:s/>Despite this achievement, I have four withdrawals and one C+ on my transcript. <text:s/>The first two withdrawals were in introductory religious studies courses that I later retook and received an A in both of these courses. <text:s/>The reason for these withdrawals was a death in the family. <text:s/>The third withdrawal was during my term abroad to India when I contracted a parasite and became ill, and the fourth withdrawal was while I was working full time at Symantec and had a work related project that took precedence. <text:s/>As for the C+, there was a major component (50%) of this course that was contributed to group work. <text:s/>Although I did learn leadership skills when working in a group, I also learned that sometimes it is not possible to motivate people to do more than the minimum that is required. <text:s/>Under different circumstances, I would have selected different group members with which to work, but ultimately, I have to accept responsibility for the mark earned in this course. <text:s/>These blemishes aside, I did receive the award for the highest academic achievement in the field of Philosophy, and for this I am prou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1.9cm" fo:margin-bottom="1.9cm" fo:margin-left="1.9cm" fo:margin-right="1.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max</meta:initial-creator>
    <meta:creation-date>2008-09-11T13:44:19</meta:creation-date>
    <dc:creator>max</dc:creator>
    <dc:date>2008-10-13T15:06:17</dc:date>
    <meta:editing-cycles>156</meta:editing-cycles>
    <meta:editing-duration>PT6H52M7S</meta:editing-duration>
    <meta:user-defined meta:name="Info 1"/>
    <meta:user-defined meta:name="Info 2"/>
    <meta:user-defined meta:name="Info 3"/>
    <meta:user-defined meta:name="Info 4"/>
    <meta:document-statistic meta:table-count="0" meta:image-count="0" meta:object-count="0" meta:page-count="2" meta:paragraph-count="15" meta:word-count="902" meta:character-count="5553"/>
  </office:meta>
</office:document-meta>
</file>